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1" svg:font-family="Monospace"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font-name="David CLM" officeooo:rsid="02d00e5f" officeooo:paragraph-rsid="032aa1da" style:font-name-complex="David CLM"/>
    </style:style>
    <style:style style:name="P10" style:family="paragraph" style:parent-style-name="Text_20_body">
      <style:text-properties officeooo:paragraph-rsid="05d44a8f"/>
    </style:style>
    <style:style style:name="P11" style:family="paragraph" style:parent-style-name="Text_20_body">
      <style:text-properties officeooo:rsid="05d44a8f" officeooo:paragraph-rsid="05d44a8f"/>
    </style:style>
    <style:style style:name="P12" style:family="paragraph" style:parent-style-name="Text_20_body">
      <style:text-properties officeooo:rsid="05d420b7" officeooo:paragraph-rsid="05d44a8f"/>
    </style:style>
    <style:style style:name="P13" style:family="paragraph" style:parent-style-name="Text_20_body">
      <style:text-properties officeooo:rsid="05d50d29" officeooo:paragraph-rsid="05d50d29"/>
    </style:style>
    <style:style style:name="P14" style:family="paragraph" style:parent-style-name="Text_20_body">
      <style:text-properties officeooo:paragraph-rsid="05da00e7"/>
    </style:style>
    <style:style style:name="P15" style:family="paragraph" style:parent-style-name="Text_20_body">
      <style:text-properties officeooo:rsid="05dc023e" officeooo:paragraph-rsid="05dc023e"/>
    </style:style>
    <style:style style:name="P16" style:family="paragraph" style:parent-style-name="Text_20_body">
      <style:text-properties officeooo:rsid="05dcb0d1" officeooo:paragraph-rsid="05dcb0d1"/>
    </style:style>
    <style:style style:name="P17" style:family="paragraph" style:parent-style-name="Text_20_body">
      <style:text-properties officeooo:paragraph-rsid="05f04c43"/>
    </style:style>
    <style:style style:name="P18" style:family="paragraph" style:parent-style-name="Text_20_body">
      <style:paragraph-properties fo:text-align="start" style:justify-single-word="false" style:writing-mode="lr-tb"/>
    </style:style>
    <style:style style:name="P19" style:family="paragraph" style:parent-style-name="Text_20_body">
      <style:paragraph-properties fo:text-align="center" style:justify-single-word="false" style:writing-mode="lr-tb"/>
      <style:text-properties officeooo:paragraph-rsid="05f04c43"/>
    </style:style>
    <style:style style:name="P20"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1" style:family="paragraph" style:parent-style-name="Table_20_Contents">
      <style:text-properties fo:font-size="12pt" officeooo:rsid="04fa2888" officeooo:paragraph-rsid="04fa2888" style:font-size-complex="12pt"/>
    </style:style>
    <style:style style:name="P22" style:family="paragraph" style:parent-style-name="Table_20_Contents">
      <style:text-properties fo:font-size="12pt" officeooo:rsid="04fb7778" officeooo:paragraph-rsid="04fb7778" style:font-size-complex="12pt"/>
    </style:style>
    <style:style style:name="P23" style:family="paragraph" style:parent-style-name="Table_20_Contents">
      <style:text-properties fo:font-size="12pt" officeooo:rsid="0518fedc" officeooo:paragraph-rsid="0518fedc" style:font-size-complex="12pt"/>
    </style:style>
    <style:style style:name="P24" style:family="paragraph" style:parent-style-name="Table_20_Contents">
      <style:text-properties fo:font-size="12pt" fo:font-weight="bold" officeooo:rsid="04fa2888" officeooo:paragraph-rsid="04fa2888" style:font-weight-asian="bold" style:font-size-complex="12pt" style:font-weight-complex="bold"/>
    </style:style>
    <style:style style:name="P25" style:family="paragraph" style:parent-style-name="Table_20_Contents">
      <style:text-properties fo:font-size="12pt" fo:font-weight="bold" officeooo:rsid="04fb7778" officeooo:paragraph-rsid="04fb7778"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27" style:family="paragraph" style:parent-style-name="Text_20_body">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Standard">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Heading_20_1">
      <style:text-properties style:font-name="David CLM" officeooo:rsid="04e3f55f" officeooo:paragraph-rsid="04e3f55f" style:font-name-complex="David CLM"/>
    </style:style>
    <style:style style:name="P42"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Standard" style:list-style-name="L3">
      <style:paragraph-properties fo:margin-top="0.0398in" fo:margin-bottom="0.0398in" style:contextual-spacing="false" fo:text-align="end" style:justify-single-word="false" style:writing-mode="rl-tb"/>
      <style:text-properties officeooo:paragraph-rsid="05e40f4f"/>
    </style:style>
    <style:style style:name="P46"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list-style-name="L4">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list-style-name="L4">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Text_20_body" style:list-style-name="L4">
      <style:text-properties officeooo:paragraph-rsid="0548c5d0"/>
    </style:style>
    <style:style style:name="P50" style:family="paragraph" style:parent-style-name="Text_20_body" style:list-style-name="L4">
      <style:text-properties officeooo:paragraph-rsid="05ebc405"/>
    </style:style>
    <style:style style:name="P51" style:family="paragraph" style:parent-style-name="Text_20_body">
      <style:text-properties officeooo:paragraph-rsid="05f04c43"/>
    </style:style>
    <style:style style:name="P52" style:family="paragraph" style:parent-style-name="Text_20_body">
      <style:text-properties fo:language="en" fo:country="US" fo:font-weight="normal" officeooo:rsid="05fb43fe" officeooo:paragraph-rsid="05fb43fe" style:font-weight-asian="normal" style:font-weight-complex="normal"/>
    </style:style>
    <style:style style:name="P53" style:family="paragraph" style:parent-style-name="Text_20_body" style:list-style-name="L2">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Text_20_body">
      <style:paragraph-properties fo:text-align="center" style:justify-single-word="false" style:writing-mode="lr-tb"/>
    </style:style>
    <style:style style:name="P55" style:family="paragraph" style:parent-style-name="Text_20_body">
      <style:paragraph-properties fo:text-align="center" style:justify-single-word="false" style:writing-mode="lr-tb"/>
      <style:text-properties officeooo:paragraph-rsid="05fb153d"/>
    </style:style>
    <style:style style:name="P56" style:family="paragraph" style:parent-style-name="Text_20_body">
      <style:paragraph-properties fo:text-align="center" style:justify-single-word="false" style:writing-mode="lr-tb"/>
      <style:text-properties officeooo:paragraph-rsid="05fb43fe"/>
    </style:style>
    <style:style style:name="P57" style:family="paragraph" style:parent-style-name="Text_20_body">
      <style:paragraph-properties fo:text-align="center" style:justify-single-word="false" style:writing-mode="lr-tb"/>
      <style:text-properties officeooo:rsid="05fb153d" officeooo:paragraph-rsid="05fb153d"/>
    </style:style>
    <style:style style:name="P58" style:family="paragraph" style:parent-style-name="Text_20_body">
      <style:paragraph-properties fo:text-align="center" style:justify-single-word="false" style:writing-mode="lr-tb"/>
      <style:text-properties style:use-window-font-color="true" loext:opacity="0%" style:text-outline="false" style:text-line-through-style="none" style:text-line-through-type="none" style:font-name="Monospace1" fo:font-size="12pt" fo:language="en" fo:country="US" fo:font-style="normal" fo:text-shadow="none" style:text-underline-style="none" fo:font-weight="normal" officeooo:rsid="05fc1018" officeooo:paragraph-rsid="05fc1018"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Text_20_body">
      <style:paragraph-properties fo:text-align="center" style:justify-single-word="false" style:writing-mode="lr-tb"/>
      <style:text-properties style:font-name="Monospace1" officeooo:paragraph-rsid="05fb43fe"/>
    </style:style>
    <style:style style:name="P60" style:family="paragraph" style:parent-style-name="Text_20_body">
      <style:paragraph-properties fo:text-align="end" style:justify-single-word="false" style:writing-mode="rl-tb"/>
      <style:text-properties officeooo:paragraph-rsid="05fb153d"/>
    </style:style>
    <style:style style:name="P61" style:family="paragraph" style:parent-style-name="Text_20_body">
      <style:paragraph-properties fo:text-align="end" style:justify-single-word="false" style:writing-mode="rl-tb"/>
      <style:text-properties officeooo:paragraph-rsid="0505e627"/>
    </style:style>
    <style:style style:name="P62" style:family="paragraph" style:parent-style-name="Text_20_body">
      <style:paragraph-properties fo:text-align="end" style:justify-single-word="false" style:writing-mode="rl-tb"/>
      <style:text-properties officeooo:paragraph-rsid="050af358"/>
    </style:style>
    <style:style style:name="P63"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57b9f03" style:font-style-asian="italic" style:font-style-complex="italic"/>
    </style:style>
    <style:style style:name="T6" style:family="text">
      <style:text-properties fo:font-style="italic" officeooo:rsid="05df38a1"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fo:font-weight="bold" officeooo:rsid="05030d04" style:font-weight-asian="bold" style:font-weight-complex="bold"/>
    </style:style>
    <style:style style:name="T11" style:family="text">
      <style:text-properties style:text-position="0% 100%" officeooo:rsid="0500dd55"/>
    </style:style>
    <style:style style:name="T12" style:family="text">
      <style:text-properties style:text-position="0% 100%" officeooo:rsid="05028eb5"/>
    </style:style>
    <style:style style:name="T13" style:family="text">
      <style:text-properties style:text-position="0% 100%" officeooo:rsid="05030d04"/>
    </style:style>
    <style:style style:name="T14" style:family="text">
      <style:text-properties style:text-position="0% 100%" officeooo:rsid="0508f92a"/>
    </style:style>
    <style:style style:name="T15" style:family="text">
      <style:text-properties style:text-position="0% 100%" officeooo:rsid="050be42a"/>
    </style:style>
    <style:style style:name="T16" style:family="text">
      <style:text-properties style:text-position="0% 100%" officeooo:rsid="050db58e"/>
    </style:style>
    <style:style style:name="T17" style:family="text">
      <style:text-properties style:text-position="0% 100%" officeooo:rsid="05130bc9"/>
    </style:style>
    <style:style style:name="T18" style:family="text">
      <style:text-properties style:text-position="0% 100%" fo:language="en" fo:country="US" officeooo:rsid="05fc1018"/>
    </style:style>
    <style:style style:name="T19" style:family="text">
      <style:text-properties style:text-position="0% 100%" style:font-name="Monospace" officeooo:rsid="05fb153d" style:font-size-asian="10.5pt" style:font-name-complex="David CLM1"/>
    </style:style>
    <style:style style:name="T20" style:family="text">
      <style:text-properties style:text-position="0% 100%" officeooo:rsid="05fc1018"/>
    </style:style>
    <style:style style:name="T21" style:family="text">
      <style:text-properties style:text-position="0% 100%" officeooo:rsid="05fb153d"/>
    </style:style>
    <style:style style:name="T22" style:family="text">
      <style:text-properties style:text-position="0% 100%" officeooo:rsid="05517c33"/>
    </style:style>
    <style:style style:name="T23" style:family="text">
      <style:text-properties style:text-position="0% 100%" officeooo:rsid="05fb153d" style:font-size-asian="10.5pt" style:font-name-complex="David CLM1"/>
    </style:style>
    <style:style style:name="T24" style:family="text">
      <style:text-properties officeooo:rsid="051fada4"/>
    </style:style>
    <style:style style:name="T25" style:family="text">
      <style:text-properties officeooo:rsid="05213772"/>
    </style:style>
    <style:style style:name="T26" style:family="text">
      <style:text-properties officeooo:rsid="0527725c"/>
    </style:style>
    <style:style style:name="T27" style:family="text">
      <style:text-properties officeooo:rsid="052a500a"/>
    </style:style>
    <style:style style:name="T28" style:family="text">
      <style:text-properties officeooo:rsid="052f4c42"/>
    </style:style>
    <style:style style:name="T29" style:family="text">
      <style:text-properties officeooo:rsid="053b45e6"/>
    </style:style>
    <style:style style:name="T3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3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3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5e627" style:letter-kerning="true" style:font-size-asian="12pt" style:font-style-asian="normal" style:font-weight-asian="normal" style:font-name-complex="David CLM" style:font-size-complex="12pt" style:font-weight-complex="normal" style:text-emphasize="none"/>
    </style:style>
    <style:style style:name="T3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646f1" style:letter-kerning="true" style:font-size-asian="12pt" style:font-style-asian="normal" style:font-weight-asian="normal" style:font-name-complex="David CLM" style:font-size-complex="12pt" style:font-weight-complex="normal" style:text-emphasize="none"/>
    </style:style>
    <style:style style:name="T3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8107a" style:letter-kerning="true" style:font-size-asian="12pt" style:font-style-asian="normal" style:font-weight-asian="normal" style:font-name-complex="David CLM" style:font-size-complex="12pt" style:font-weight-complex="normal" style:text-emphasize="none"/>
    </style:style>
    <style:style style:name="T3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8589e" style:letter-kerning="true" style:font-size-asian="12pt" style:font-style-asian="normal" style:font-weight-asian="normal" style:font-name-complex="David CLM" style:font-size-complex="12pt" style:font-weight-complex="normal" style:text-emphasize="none"/>
    </style:style>
    <style:style style:name="T3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2d74a" style:letter-kerning="true" style:font-size-asian="12pt" style:font-style-asian="normal" style:font-weight-asian="normal" style:font-name-complex="David CLM" style:font-size-complex="12pt" style:font-weight-complex="normal" style:text-emphasize="none"/>
    </style:style>
    <style:style style:name="T3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4be13" style:letter-kerning="true" style:font-size-asian="12pt" style:font-style-asian="normal" style:font-weight-asian="normal" style:font-name-complex="David CLM" style:font-size-complex="12pt" style:font-weight-complex="normal" style:text-emphasize="none"/>
    </style:style>
    <style:style style:name="T3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6d186" style:letter-kerning="true" style:font-size-asian="12pt" style:font-style-asian="normal" style:font-weight-asian="normal" style:font-name-complex="David CLM" style:font-size-complex="12pt" style:font-weight-complex="normal" style:text-emphasize="none"/>
    </style:style>
    <style:style style:name="T3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b3919" style:letter-kerning="true" style:font-size-asian="12pt" style:font-style-asian="normal" style:font-weight-asian="normal" style:font-name-complex="David CLM" style:font-size-complex="12pt" style:font-weight-complex="normal" style:text-emphasize="none"/>
    </style:style>
    <style:style style:name="T4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84960"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8f92a"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af358"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be42a"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4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05e627" style:letter-kerning="true" style:font-size-asian="12pt" style:font-style-asian="normal" style:font-weight-asian="bold" style:font-name-complex="David CLM" style:font-size-complex="12pt" style:font-weight-complex="bold" style:text-emphasize="none"/>
    </style:style>
    <style:style style:name="T4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78589e" style:letter-kerning="true" style:font-size-asian="12pt" style:font-style-asian="normal" style:font-weight-asian="bold" style:font-name-complex="David CLM" style:font-size-complex="12pt" style:font-weight-complex="bold" style:text-emphasize="none"/>
    </style:style>
    <style:style style:name="T4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d646f1" style:letter-kerning="true" style:font-size-asian="12pt" style:font-style-asian="normal" style:font-weight-asian="bold" style:font-name-complex="David CLM" style:font-size-complex="12pt" style:font-weight-complex="bold" style:text-emphasize="none"/>
    </style:style>
    <style:style style:name="T48" style:family="text">
      <style:text-properties style:use-window-font-color="true" loext:opacity="0%" style:text-outline="false" style:text-line-through-style="none" style:text-line-through-type="none" style:text-position="0% 100%" style:font-name="David CLM" fo:font-size="12pt" fo:language="en" fo:country="US" fo:font-style="normal" fo:text-shadow="none" style:text-underline-style="none" fo:font-weight="normal" officeooo:rsid="05fb153d" style:letter-kerning="true" style:font-size-asian="12pt" style:font-style-asian="normal" style:font-weight-asian="normal" style:font-name-complex="David CLM" style:font-size-complex="12pt" style:font-weight-complex="normal" style:text-emphasize="none"/>
    </style:style>
    <style:style style:name="T49" style:family="text">
      <style:text-properties style:use-window-font-color="true" loext:opacity="0%" style:text-outline="false" style:text-line-through-style="none" style:text-line-through-type="none" style:text-position="0% 100%" style:font-name="David CLM" fo:font-size="12pt" fo:language="en" fo:country="US" fo:font-style="normal" fo:text-shadow="none" style:text-underline-style="none" fo:font-weight="normal" officeooo:rsid="05517c33" style:letter-kerning="true" style:font-size-asian="12pt" style:font-style-asian="normal" style:font-weight-asian="normal" style:font-name-complex="David CLM" style:font-size-complex="12pt" style:font-weight-complex="normal" style:text-emphasize="none"/>
    </style:style>
    <style:style style:name="T50" style:family="text">
      <style:text-properties style:use-window-font-color="true" loext:opacity="0%" style:text-outline="false" style:text-line-through-style="none" style:text-line-through-type="none" style:text-position="0% 100%" style:font-name="David CLM" fo:font-size="12pt" fo:language="en" fo:country="US" fo:font-style="normal" fo:text-shadow="none" style:text-underline-style="none" fo:font-weight="normal" officeooo:rsid="05fb43fe" style:letter-kerning="true" style:font-size-asian="12pt" style:font-style-asian="normal" style:font-weight-asian="normal" style:font-name-complex="David CLM" style:font-size-complex="12pt" style:font-weight-complex="normal" style:text-emphasize="none"/>
    </style:style>
    <style:style style:name="T51" style:family="text">
      <style:text-properties style:use-window-font-color="true" loext:opacity="0%" style:text-outline="false" style:text-line-through-style="none" style:text-line-through-type="none" style:text-position="0% 100%" style:font-name="David CLM" fo:font-size="12pt" fo:language="en" fo:country="US"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52" style:family="text">
      <style:text-properties style:use-window-font-color="true" loext:opacity="0%" style:text-outline="false" style:text-line-through-style="none" style:text-line-through-type="none" style:text-position="0% 100%" style:font-name="Monospace" fo:font-size="12pt" fo:language="en" fo:country="US" fo:font-style="normal" fo:text-shadow="none" style:text-underline-style="none" fo:font-weight="normal" officeooo:rsid="05fb153d" style:letter-kerning="true" style:font-size-asian="10.5pt" style:font-style-asian="normal" style:font-weight-asian="normal" style:font-name-complex="David CLM1" style:font-size-complex="12pt" style:font-weight-complex="normal" style:text-emphasize="none"/>
    </style:style>
    <style:style style:name="T53"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2pt" style:font-style-asian="normal" style:font-weight-asian="normal" style:font-name-complex="David CLM" style:font-size-complex="12pt" style:font-weight-complex="normal" style:text-emphasize="none"/>
    </style:style>
    <style:style style:name="T54"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517c33" style:letter-kerning="true" style:font-size-asian="12pt" style:font-style-asian="normal" style:font-weight-asian="normal" style:font-name-complex="David CLM" style:font-size-complex="12pt" style:font-weight-complex="normal" style:text-emphasize="none"/>
    </style:style>
    <style:style style:name="T55"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43fe" style:letter-kerning="true" style:font-size-asian="12pt" style:font-style-asian="normal" style:font-weight-asian="normal" style:font-name-complex="David CLM" style:font-size-complex="12pt" style:font-weight-complex="normal" style:text-emphasize="none"/>
    </style:style>
    <style:style style:name="T56"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0.5pt" style:font-style-asian="normal" style:font-weight-asian="normal" style:font-name-complex="David CLM1" style:font-size-complex="12pt" style:font-weight-complex="normal"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59" style:family="text">
      <style:text-properties fo:font-weight="normal" style:font-weight-asian="normal" style:font-weight-complex="normal"/>
    </style:style>
    <style:style style:name="T60" style:family="text">
      <style:text-properties fo:font-weight="normal" officeooo:rsid="0576d220" style:font-weight-asian="normal" style:font-weight-complex="normal"/>
    </style:style>
    <style:style style:name="T61" style:family="text">
      <style:text-properties officeooo:rsid="05517c33"/>
    </style:style>
    <style:style style:name="T62" style:family="text">
      <style:text-properties officeooo:rsid="057b9f03"/>
    </style:style>
    <style:style style:name="T63" style:family="text">
      <style:text-properties officeooo:rsid="057cc2e3"/>
    </style:style>
    <style:style style:name="T64" style:family="text">
      <style:text-properties officeooo:rsid="0581bbc6"/>
    </style:style>
    <style:style style:name="T65" style:family="text">
      <style:text-properties officeooo:rsid="0581bc0c"/>
    </style:style>
    <style:style style:name="T66" style:family="text">
      <style:text-properties style:text-position="sub 58%"/>
    </style:style>
    <style:style style:name="T67" style:family="text">
      <style:text-properties style:text-position="sub 58%" fo:font-weight="normal" style:font-weight-asian="normal" style:font-weight-complex="normal"/>
    </style:style>
    <style:style style:name="T68" style:family="text">
      <style:text-properties officeooo:rsid="05d420b7"/>
    </style:style>
    <style:style style:name="T69" style:family="text">
      <style:text-properties fo:color="#000000" loext:opacity="100%" style:font-name="Liberation Sans" fo:font-size="40pt" style:font-size-asian="40pt"/>
    </style:style>
    <style:style style:name="T70" style:family="text">
      <style:text-properties fo:color="#000000" loext:opacity="100%" style:font-name="Liberation Sans" fo:font-size="40pt" officeooo:rsid="05f21ae4" style:font-size-asian="40pt"/>
    </style:style>
    <style:style style:name="T71" style:family="text">
      <style:text-properties officeooo:rsid="05d8cf46"/>
    </style:style>
    <style:style style:name="T72" style:family="text">
      <style:text-properties officeooo:rsid="05dbaa60"/>
    </style:style>
    <style:style style:name="T73" style:family="text">
      <style:text-properties officeooo:rsid="05dc023e"/>
    </style:style>
    <style:style style:name="T74" style:family="text">
      <style:text-properties officeooo:rsid="05dcb0d1"/>
    </style:style>
    <style:style style:name="T75" style:family="text">
      <style:text-properties officeooo:rsid="05def1bc"/>
    </style:style>
    <style:style style:name="T76" style:family="text">
      <style:text-properties officeooo:rsid="05df38a1"/>
    </style:style>
    <style:style style:name="T77" style:family="text">
      <style:text-properties officeooo:rsid="05e0c1aa"/>
    </style:style>
    <style:style style:name="T78" style:family="text">
      <style:text-properties officeooo:rsid="05e40f4f"/>
    </style:style>
    <style:style style:name="T79" style:family="text">
      <style:text-properties officeooo:rsid="05e566f5"/>
    </style:style>
    <style:style style:name="T80" style:family="text">
      <style:text-properties officeooo:rsid="05e6adfe"/>
    </style:style>
    <style:style style:name="T81" style:family="text">
      <style:text-properties officeooo:rsid="05e8981b"/>
    </style:style>
    <style:style style:name="T82" style:family="text">
      <style:text-properties fo:color="#990099" loext:opacity="100%"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83" style:family="text">
      <style:text-properties fo:color="#990099" loext:opacity="100%" fo:font-size="12pt" style:font-size-asian="12pt" style:font-size-complex="12pt"/>
    </style:style>
    <style:style style:name="T84" style:family="text">
      <style:text-properties officeooo:rsid="05ebd3be"/>
    </style:style>
    <style:style style:name="T85" style:family="text">
      <style:text-properties officeooo:rsid="05f58044"/>
    </style:style>
    <style:style style:name="T86" style:family="text">
      <style:text-properties officeooo:rsid="05fb153d"/>
    </style:style>
    <style:style style:name="T87" style:family="text">
      <style:text-properties fo:language="en" fo:country="US"/>
    </style:style>
    <style:style style:name="T88" style:family="text">
      <style:text-properties fo:language="en" fo:country="US" officeooo:rsid="05fb153d"/>
    </style:style>
    <style:style style:name="T89" style:family="text">
      <style:text-properties fo:language="en" fo:country="US" officeooo:rsid="05517c33"/>
    </style:style>
    <style:style style:name="T90" style:family="text">
      <style:text-properties fo:language="en" fo:country="US" fo:font-weight="normal" officeooo:rsid="05fb153d" style:font-weight-asian="normal" style:font-weight-complex="normal"/>
    </style:style>
    <style:style style:name="T91" style:family="text">
      <style:text-properties fo:language="en" fo:country="US" fo:font-weight="normal" officeooo:rsid="05fb43fe" style:font-weight-asian="normal" style:font-weight-complex="normal"/>
    </style:style>
    <style:style style:name="T92" style:family="text">
      <style:text-properties style:font-name="Monospace" fo:language="en" fo:country="US" officeooo:rsid="05fb153d" style:font-size-asian="10.5pt" style:font-name-complex="David CLM1" style:font-weight-complex="normal"/>
    </style:style>
    <style:style style:name="T93" style:family="text">
      <style:text-properties style:font-name="Monospace" fo:language="en" fo:country="US" fo:font-weight="normal" officeooo:rsid="05fb43fe" style:font-size-asian="10.5pt" style:font-weight-asian="normal" style:font-name-complex="David CLM1" style:font-weight-complex="normal"/>
    </style:style>
    <style:style style:name="T94" style:family="text">
      <style:text-properties officeooo:rsid="05fb43fe"/>
    </style:style>
    <style:style style:name="T95" style:family="text">
      <style:text-properties officeooo:rsid="05fc101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span text:style-name="T73">1. </text:span>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3271644061" text:style-name="L1">
        <text:list-item>
          <text:p text:style-name="P46">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46">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4">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7">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65">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style-name="TableLine2155749590240">
          <table:table-cell table:style-name="Table1.A1" office:value-type="string">
            <text:p text:style-name="P26"><text:span text:style-name="T28">קואליציה </text:span>S</text:p>
          </table:table-cell>
          <table:table-cell table:style-name="Table1.B1" office:value-type="string">
            <text:p text:style-name="P26"><text:span text:style-name="T65">c</text:span>(S)</text:p>
          </table:table-cell>
        </table:table-row>
        <table:table-row table:style-name="TableLine2155749590784">
          <table:table-cell table:style-name="Table1.A2" office:value-type="string">
            <text:p text:style-name="P24">0</text:p>
          </table:table-cell>
          <table:table-cell table:style-name="Table1.B2" office:value-type="string">
            <text:p text:style-name="P21">0</text:p>
          </table:table-cell>
        </table:table-row>
        <table:table-row table:style-name="TableLine2155749591056">
          <table:table-cell table:style-name="Table1.A2" office:value-type="string">
            <text:p text:style-name="P24">א</text:p>
          </table:table-cell>
          <table:table-cell table:style-name="Table1.B2" office:value-type="string">
            <text:p text:style-name="P21">10</text:p>
          </table:table-cell>
        </table:table-row>
        <table:table-row table:style-name="TableLine2155749589424">
          <table:table-cell table:style-name="Table1.A2" office:value-type="string">
            <text:p text:style-name="P24">ב</text:p>
          </table:table-cell>
          <table:table-cell table:style-name="Table1.B2" office:value-type="string">
            <text:p text:style-name="P21">15</text:p>
          </table:table-cell>
        </table:table-row>
        <table:table-row table:style-name="TableLine2155749589696">
          <table:table-cell table:style-name="Table1.A2" office:value-type="string">
            <text:p text:style-name="P24">ג</text:p>
          </table:table-cell>
          <table:table-cell table:style-name="Table1.B2" office:value-type="string">
            <text:p text:style-name="P22">25</text:p>
          </table:table-cell>
        </table:table-row>
        <table:table-row table:style-name="TableLine2155749595680">
          <table:table-cell table:style-name="Table1.A2" office:value-type="string">
            <text:p text:style-name="P25">א,ב</text:p>
          </table:table-cell>
          <table:table-cell table:style-name="Table1.B2" office:value-type="string">
            <text:p text:style-name="P22">20</text:p>
          </table:table-cell>
        </table:table-row>
        <table:table-row table:style-name="TableLine2155749598944">
          <table:table-cell table:style-name="Table1.A2" office:value-type="string">
            <text:p text:style-name="P25">א,ג</text:p>
          </table:table-cell>
          <table:table-cell table:style-name="Table1.B2" office:value-type="string">
            <text:p text:style-name="P22">25</text:p>
          </table:table-cell>
        </table:table-row>
        <table:table-row table:style-name="TableLine2155749591328">
          <table:table-cell table:style-name="Table1.A2" office:value-type="string">
            <text:p text:style-name="P25">ב,ג</text:p>
          </table:table-cell>
          <table:table-cell table:style-name="Table1.B2" office:value-type="string">
            <text:p text:style-name="P22">30</text:p>
          </table:table-cell>
        </table:table-row>
        <table:table-row table:style-name="TableLine2155749592960">
          <table:table-cell table:style-name="Table1.A2" office:value-type="string">
            <text:p text:style-name="P25">א,ב,ג</text:p>
          </table:table-cell>
          <table:table-cell table:style-name="Table1.B2" office:value-type="string">
            <text:p text:style-name="P23">37</text:p>
          </table:table-cell>
        </table:table-row>
      </table:table>
      <text:p text:style-name="P8"/>
      <text:p text:style-name="Text_20_body">כלל-חלוקת-עלויות הוא פונקציה p המקבלת כקלט את הטבלה <text:span text:style-name="T65">c</text:span>, ומחזירה לכל שחקן כמה הוא צריך לשלם. <text:s text:c="2"/>אנחנו נחפש כלל-חלוקת-עלויות המקיים כמה תנאים.</text:p>
      <text:p text:style-name="Text_20_body"><text:soft-page-break/></text:p>
      <text:p text:style-name="P6"><text:span text:style-name="T9">א.</text:span><text:span text:style-name="T8"> </text:span><text:span text:style-name="T10">כיסוי מלא</text:span><text:span text:style-name="T13">: </text:span><text:span text:style-name="T12">כשכולם נוסעים יחד, </text:span><text:span text:style-name="T11">עלות הנסיעה מכוסה </text:span><text:span text:style-name="T12">במלואה </text:span><text:span text:style-name="T11">ע"י הנוסעים:</text:span></text:p>
      <text:p text:style-name="P54"><text:span text:style-name="T65">c</text:span>(N) = p(<text:span text:style-name="T65">c</text:span>,1) + p(c,2) + ... + p(c,n)</text:p>
      <text:p text:style-name="P17"><text:span text:style-name="T1">ב. </text:span><text:span text:style-name="T3">הגינות</text:span><text:span text:style-name="T60"> (נקרא גם </text:span><text:span text:style-name="T3">סימטריה</text:span><text:span text:style-name="T60">)</text:span>: התשלום שכל שחקן משלם צריך להיות תלוי רק בעלות השולית שהוא מוסיף. העלות השולית של שחקן i, ביחס לקבוצה מסויימת S שאינה מכילה את i, מוגדרת כ:</text:p>
      <text:p text:style-name="P19"><text:s text:c="2"/>c(S <text:span text:style-name="T61">U {i}</text:span>) – c(S)</text:p>
      <text:p text:style-name="P17"><text:span text:style-name="T29">כלומר </text:span>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 <text:span text:style-name="T86">פורמלית: אם לכל תת-קבוצה </text:span><text:span text:style-name="T88">S שאינה מכילה את i,j מתקיים:</text:span></text:p>
      <text:p text:style-name="P55"><text:span text:style-name="T88">c(S </text:span><text:span text:style-name="T89">U {</text:span><text:span text:style-name="T92">i</text:span><text:span text:style-name="T89">}</text:span><text:span text:style-name="T88">) – c(S) <text:s/>= <text:s/>c(S </text:span><text:span text:style-name="T89">U {</text:span><text:span text:style-name="T92">j</text:span><text:span text:style-name="T89">}</text:span><text:span text:style-name="T88">) – c(S)</text:span></text:p>
      <text:p text:style-name="P60"><text:span text:style-name="T92">אז חייב להתקיים:</text:span></text:p>
      <text:p text:style-name="P57"><text:span text:style-name="T88">p</text:span><text:span text:style-name="T87">(c,i) = p(c,j)</text:span></text:p>
      <text:p text:style-name="P61"><text:span text:style-name="T45">ג. </text:span><text:span text:style-name="T46">עקרון </text:span><text:span text:style-name="T47">האפס</text:span><text:span text:style-name="T32">: </text:span><text:span text:style-name="T33">"שחקן אפס" </text:span><text:span text:style-name="T34">(</text:span><text:span text:style-name="T35">באנגלית</text:span><text:span text:style-name="T34"> "null player") </text:span><text:span text:style-name="T32">הוא שחקן שאינו מוסיף שום עלות לשום תת-קבוצה שהוא מצטרף אליה. תחשבו על </text:span><text:span text:style-name="T36">"עציץ" שתמיד נמצא במונית - לא עולה ולא יורד</text:span><text:span text:style-name="T37">, </text:span><text:span text:style-name="T38">לא מועיל ולא מזיק</text:span><text:span text:style-name="T32">. </text:span><text:span text:style-name="T39">עקרון </text:span><text:span text:style-name="T38">האפס </text:span><text:span text:style-name="T39">קובע, </text:span><text:span text:style-name="T40">ששחקן </text:span><text:span text:style-name="T38">כזה </text:span><text:span text:style-name="T32">לא צריך לשלם </text:span><text:span text:style-name="T39">או לקבל </text:span><text:span text:style-name="T32">כלום. </text:span><text:span text:style-name="T86">פורמלית: אם לכל תת-קבוצה </text:span><text:span text:style-name="T88">S מתקיים:</text:span></text:p>
      <text:p text:style-name="P59"><text:span text:style-name="T53">c(S </text:span><text:span text:style-name="T54">U {</text:span><text:span text:style-name="T56">i</text:span><text:span text:style-name="T54">}</text:span><text:span text:style-name="T53">) – c(S) <text:s/>= <text:s/></text:span><text:span text:style-name="T55">0</text:span></text:p>
      <text:p text:style-name="P52">אז חייב להתקיים:</text:p>
      <text:p text:style-name="P56"><text:span text:style-name="T90">p(c,i) = </text:span><text:span text:style-name="T93">0</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64">k</text:span>), ומפעילים את אותו כלל-תשלומים - מקבלים תשלומים גדולים פי 100 (או פי <text:span text:style-name="T64">k</text:span>).</text:p>
      <text:p text:style-name="P62"><text:span text:style-name="T41">ב</text:span><text:span text:style-name="T42">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43">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 </text:span><text:span text:style-name="T44">פורמלית: לכל שני קבועים </text:span><text:span text:style-name="T51">a1,a2:</text:span></text:p>
      <text:p text:style-name="P58"><text:span text:style-name="T8">p</text:span><text:span text:style-name="T21">(</text:span><text:span text:style-name="T8">a1*c1 + a2*c2,</text:span><text:span text:style-name="T22"> </text:span><text:span text:style-name="T8">i</text:span><text:span text:style-name="T21">) <text:s/>= <text:s/></text:span><text:span text:style-name="T8">a1*p</text:span><text:span text:style-name="T21">(</text:span><text:span text:style-name="T8">c1,i</text:span><text:span text:style-name="T21">) </text:span><text:span text:style-name="T8">+ a2*p</text:span><text:span text:style-name="T21">(</text:span><text:span text:style-name="T8">c2,</text:span><text:span text:style-name="T22"> </text:span><text:span text:style-name="T8">i</text:span><text:span text:style-name="T21">)</text:span></text:p>
      <text:p text:style-name="P20"><text:span text:style-name="T8"/></text:p>
      <text:p text:style-name="P20"><text:span text:style-name="T8">מתברר שיש רק כלל תשלומים </text:span><text:span text:style-name="T9">אחד </text:span><text:span text:style-name="T8">המקיים את כל הכללים האלו! הכלל הזה נקרא "ערך שאפלי".</text:span></text:p>
      <text:p text:style-name="P27"><text:soft-page-break/>ערך שאפלי מחושב באופן הבא:</text:p>
      <text:list xml:id="list1589364624" text:style-name="L2">
        <text:list-item>
          <text:p text:style-name="P53">עבור על כל n! הסידורים האפשריים של השחקנים.</text:p>
        </text:list-item>
        <text:list-item>
          <text:p text:style-name="P53">עבור כל סידור וכל שחקן, חשב את <text:span text:style-name="T5">העלות</text:span><text:span text:style-name="T4"> השולית </text:span>שלו בסידור זה.</text:p>
        </text:list-item>
        <text:list-item>
          <text:p text:style-name="P53">התשלום של כל שחקן הוא הממוצע החשבוני של <text:span text:style-name="T62">העלויות </text:span>השוליות שלו בכל אחד מהסידורים.</text:p>
        </text:list-item>
      </text:list>
      <text:p text:style-name="P28">לדוגמה עבור המספרים מלמעלה, ראו בגליון האלקטרוני המצורף.</text:p>
      <text:p text:style-name="P29"><text:span text:style-name="T1">משפט 1</text:span>: ערך שאפלי מקיים את התכונות א<text:span text:style-name="T24">,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33"><text:span text:style-name="T1">ב.</text:span> <text:span text:style-name="T25">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31"><text:span text:style-name="T1">ג.</text:span> <text:span text:style-name="T63">לשחקן אפס יש עלות שולית 0 ביחס לכל תת-קבוצה, ולכן גם הממוצע שלו 0.</text:span></text:p>
      <text:p text:style-name="P32"><text:span text:style-name="T1">ד.</text:span> <text:span text:style-name="T26">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30"><text:span text:style-name="T1">משפט </text:span><text:span text:style-name="T2">2</text:span>: ערך שאפלי <text:span text:style-name="T27">הוא הפונקציה היחידה המקיימת </text:span>את התכונות א<text:span text:style-name="T24">,ב,ג,</text:span>ד.</text:p>
      <text:p text:style-name="P34"><text:span text:style-name="T1">הוכחה</text:span>: <text:span text:style-name="T70">נו</text:span><text:span text:style-name="T69">כיח יחידות לשני שחקנים. פונקציית העלות: </text:span></text:p>
      <text:p text:style-name="P18">(0,c<text:span text:style-name="T66">a</text:span>,c<text:span text:style-name="T66">b</text:span>,c<text:span text:style-name="T66">ab</text:span>)</text:p>
      <text:p text:style-name="Text_20_body">ניתן להציג אותה כסכום של שלוש פונקציות:</text:p>
      <text:p text:style-name="P18">(0,c<text:span text:style-name="T66">a</text:span>,0,c<text:span text:style-name="T66">a</text:span>) +(0,0,c<text:span text:style-name="T66">b</text:span>,c<text:span text:style-name="T66">b</text:span>) + (0,0,0,c<text:span text:style-name="T66">ab</text:span>-c<text:span text:style-name="T66">a</text:span>-c<text:span text:style-name="T66">b</text:span>)</text:p>
      <text:p text:style-name="Text_20_body"><text:span text:style-name="T68">בראשונה</text:span>, ב הוא <text:span text:style-name="T71">שחקן-אפס</text:span> ולכן א משלם הכל - c<text:span text:style-name="T67">a</text:span></text:p>
      <text:p text:style-name="P14"><text:span text:style-name="T68">בשניה</text:span>, <text:s/>א הוא <text:span text:style-name="T71">שחקן-אפס</text:span> ולכן ב משלם הכל - c<text:span text:style-name="T66">b</text:span>.</text:p>
      <text:p text:style-name="Text_20_body"><text:span text:style-name="T68">בשלישית</text:span>, א,ב סימטריים ולכן כל אחד משלם בדיוק חצי מהעלות הכוללת – (c<text:span text:style-name="T66">ab</text:span>-c<text:span text:style-name="T66">a</text:span>-c<text:span text:style-name="T66">b</text:span>)/2.</text:p>
      <text:p text:style-name="Text_20_body">לפי ליניאריות, <text:span text:style-name="T68">התשלום של a הוא סכום התשלומים בשלושת המשחקים:</text:span></text:p>
      <text:p text:style-name="P18">p<text:span text:style-name="T66">a</text:span> = c<text:span text:style-name="T66">a</text:span> + <text:span text:style-name="T68">0 + </text:span>(c<text:span text:style-name="T66">ab</text:span>-c<text:span text:style-name="T66">a</text:span>-c<text:span text:style-name="T66">b</text:span>)/2 = [c<text:span text:style-name="T66">a</text:span>+(c<text:span text:style-name="T66">ab</text:span>-c<text:span text:style-name="T66">b</text:span>)]/2</text:p>
      <text:p text:style-name="P10"><text:span text:style-name="T68">וזה </text:span>בדיוק ערך שאפלי.</text:p>
      <text:p text:style-name="P12">אותו הדבר נכון לגבי b.</text:p>
      <text:p text:style-name="P11">ההוכחה לשלושה שחקנים או יותר היא דומה, אבל יותר מסובכת מבחינה אלגברית.</text:p>
      <text:p text:style-name="P35"/>
      <text:h text:style-name="Heading_20_1" text:outline-level="1"><text:soft-page-break/>חישוב ערך שאפלי</text:h>
      <text:p text:style-name="P13">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13">דוגמה אחת היא <text:span text:style-name="T4">בעיית שדה התעופה </text:span>(airport problem): <text:span text:style-name="T73">יש n חברות-תעופה, כל אחת צריכה מסלול-המראה באורך אחר (בגלל גודל המטוסים שלה וכד'). רוצים לבנות מסלול-המראה אחד לכל החברות, והשאלה היא איך לחלק את התשלומים ביניהן?</text:span></text:p>
      <text:p text:style-name="P15">בבעיה זו, העלות של כל תת-קבוצה נקבעת לפי מקסימום פשוט. <text:s/>נניח, בלי הגבלת הכלליות, שחברה 1 צריכה את המסלול הקצר ביותר, אחריה חברה 2, וכו'. <text:s/>אז העלות של כל תת-קבוצה נקבעת לפי עלות המסלול של החברה המקסימלית (למשל: העלות של 1, 3, 5 היא העלות של 5). <text:span text:style-name="T74">אפשר לחשב את ערך שאפלי בדרך הרגילה (ראו בקובץ airport.py), אבל אפשר לחשב באופן יעיל יותר ע"פ העקרונות של שאפלי.</text:span></text:p>
      <text:p text:style-name="P16">לפי עקרון הליניאריות, אפשר לפרק את הבעיה לסכום של כמה תת-בעיות:</text:p>
      <text:p text:style-name="P16">לכל i בין 1 ל-n, נגדיר תת-בעיה שבה צריך לשלם רק על הקטע בין i-1 לבין i. הבעיה המקורית היא סכום של כל ה-n תת-בעיות, ולכן, אם נפתור כל בעיה בנפרד, נוכל פשוט לחבר את התוצאות ולקבל את הפתרון לבעיה המקורית.</text:p>
      <text:p text:style-name="P16">כדי לפתור את תת-בעיה i, נשים לב שבבעיה זו, כל השחקנים הקטנים מ-i הם "שחקני אפס", ולכן לפי עקרון האפס הם לא משלמים כלום. כל השחקנים מ-i ומעלה הם סימטריים, ולכן לפי עקרון הסימטריה כל אחד מהם משלם אותו הדבר. המסקנה היא, שבתת-בעיה i, העלות של הקטע בין i-1 לבין i מתחלק שווה בשווה בין השחקנים i,…,n, כל אחד מהם משלם 1 חלקי (n-i+1) מעלות הקטע.</text:p>
      <text:p text:style-name="P16">מצאנו נוסחה פשוטה המאפשרת לחשב את ערכי שאפלי בבעיית מסלול-ההמראה בזמן ליניארי.</text:p>
      <text:p text:style-name="P36">האם ישנן בעיות כלליות יותר שבהן אפשר לחשב את ערך שאפלי במהירות?</text:p>
      <text:p text:style-name="P36">בעיה אחת כזאת נמצאה ממש לאחרונה ע"י חיה לוינגר, <text:span text:style-name="T85">במסגרת התואר השני שלה באוניברסיטת </text:span><text:span text:style-name="T84">אריאל </text:span><text:span text:style-name="T85">(</text:span><text:span text:style-name="T84">בהנחיית</text:span> נועם חזון ועמוס עזריה, <text:span text:style-name="T75">בוגרי </text:span><text:span text:style-name="T85">אוניברסיטת </text:span><text:span text:style-name="T75">בר-אילן)</text:span>. <text:span text:style-name="T76">מדובר בבעיית שיתוף-נסיעות, כאשר </text:span><text:span text:style-name="T6">סדר הורדת הנוסעים נקבע מראש</text:span><text:span text:style-name="T76">. </text:span></text:p>
      <text:p text:style-name="P37">הקלט לבעיה הוא גרף מכוון של כבישים. נתונים n נוסעים, כולם עולים במקום אחד, וצריך להסיע אותם ל-n יעדים שונים, לפי הסדר 1,…,n (למשל, לפי סדר הדחיפות, לפי סדר ההגעה למונית, וכד'). <text:s/><text:span text:style-name="T77">כאשר כולם נמצאים, המונית נוסעת במסלול הקצר ביותר מ-0 ל-1, ואז במסלול הקצר ביותר מ-1 ל-2, וכו'. אבל כשאחד הנוסעים לא נמצא, המונית יכולה "לחתוך" ולקצר. למשל, אם 1 לא נמצא, אז המונית יכולה לנסוע במסלול הקצר ביותר מ-0 ל-2 – ובזה הבעיה שונה מבעיית מסלול-ההמראה.</text:span></text:p>
      <text:p text:style-name="P38">גם כאן, אפשר לחשב את ערך שאפלי בצורה הרגילה (ראו ridesharing.py), אבל אפשר גם לחשב ביעילות ע"י פירוק הבעיה לסכום של תת-בעיות:</text:p>
      <text:list xml:id="list1402732577" text:style-name="L3">
        <text:list-item>
          <text:p text:style-name="P42">לכל k, נגדיר תת-בעיה שבה אנחנו משלמים רק על נסיעה <text:span text:style-name="T1">ישירה</text:span> מ-0 ל-k (במסלול הקצר ביותר). שימו לב שאנחנו משלמים את הנסיעה הזאת, <text:span text:style-name="T78">אם ורק אם </text:span>נוסע k נמצא ו<text:span text:style-name="T78">גם </text:span>אין <text:span text:style-name="T78">במונית </text:span>אף נוסע ש<text:span text:style-name="T78">מספרו </text:span>קטן מ-k. לכן:</text:p>
          <text:list>
            <text:list-item>
              <text:p text:style-name="P42">כל הנוסעים שמספרם גדול מ-k הם שחקני-אפס ולא משלמים כלום.</text:p>
            </text:list-item>
            <text:list-item>
              <text:p text:style-name="P42"><text:soft-page-break/>ערך שאפלי של k בבעיה זו הוא המרחק <text:span text:style-name="T78">הישיר </text:span>בין 0 ל-k, מחולק ב-k – כי רק באחד מכל k סדרים נוסע k מופיע לפני כל הנוסעים 1,…,k-1, ורק במקרה זה העלות השולית שלו חיובית.</text:p>
            </text:list-item>
            <text:list-item>
              <text:p text:style-name="P43">ערך שאפלי של כל נוסע <text:span text:style-name="T79">k&gt;j</text:span> הוא <text:span text:style-name="T1">מינוס</text:span> המרחק <text:span text:style-name="T78">הישיר </text:span>בין 0 ל-k, מחולק ב k(k-1) – כי מתוך הסדרים שבהם k מופיע לפני כל הנוסעים <text:s/>1,…,k-1, <text:s text:c="2"/>באחד מכל <text:span text:style-name="T1">k-1</text:span> סדרים, הנוסע j הוא הראשון שמופיע <text:span text:style-name="T80">מייד </text:span>אחרי k, ובמקרה זה הוא גורם לכך שאנחנו <text:span text:style-name="T1">לא </text:span>נוסעים במסלול הישיר מ-0 ל-k, כלומר הוא מפחית את עלות המסלול.</text:p>
            </text:list-item>
          </text:list>
        </text:list-item>
        <text:list-item>
          <text:p text:style-name="P42">לכל k&gt;i, נגדיר תת-בעיה שבה אנחנו משלמים רק על נסיעה <text:span text:style-name="T1">ישירה </text:span>מ-i ל-k. <text:span text:style-name="T81">באופן דומה לחישוב למעלה:</text:span></text:p>
          <text:list>
            <text:list-item>
              <text:p text:style-name="P44">כל הנוסעים שמספרים קטן מ-i או גדול מ-k הם שחקני אפס.</text:p>
            </text:list-item>
            <text:list-item>
              <text:p text:style-name="P45"><text:span text:style-name="T30">ערך שאפלי של i,k הוא המ</text:span><text:span text:style-name="T31">רחק הישיר בין i ל-k, מחולק ב (k-i+1)(k-i).</text:span></text:p>
            </text:list-item>
            <text:list-item>
              <text:p text:style-name="P44">ערך שאפלי של כל נוסע j שעבורו i&lt;j&lt;k הוא <text:span text:style-name="T1">מינוס </text:span>המרחק הישיר בין i ל-k, מחולק ב (k-i)(k-i+1), כפול 2/(k-i-1). </text:p>
            </text:list-item>
          </text:list>
        </text:list-item>
      </text:list>
      <text:p text:style-name="P39">מספר הבעיות הכולל הוא O(n<text:span text:style-name="T7">2</text:span>), ולכן זמן החישוב של ערך שאפלי הוא פולינומיאלי!</text:p>
      <text:p text:style-name="P39">מה קורה אם סדר הורדת הנוסעים לא קבוע מראש, אלא נקבע בכל פעם מחדש (למשל ע"י חישוב המסלול הקצר ביותר שעובר בין כל הנקודות)? - במקרה זה, <text:span text:style-name="T84">חיה נועם ועמוס הוכיחו ש</text:span>הבעיה היא כבר NP-קשה.</text:p>
      <text:p text:style-name="P38"/>
      <text:p text:style-name="P35"/>
      <text:p text:style-name="P35"/>
      <text:p text:style-name="P3">מקורות</text:p>
      <text:list xml:id="list1198653036" text:style-name="L4">
        <text:list-item>
          <text:p text:style-name="P49"><text:span text:style-name="T57">ישראל אומן על ערך </text:span><text:span text:style-name="T58">שאפלי: </text:span><text:span text:style-name="T57">http://www.ma.huji.ac.il/raumann/pdf/The%20Shapley%20Value.pdf</text:span></text:p>
        </text:list-item>
        <text:list-item>
          <text:p text:style-name="P47">ויקיפדיה, Shapley Value</text:p>
        </text:list-item>
        <text:list-item>
          <text:p text:style-name="P48">ויקיפדיה, Cost-sharing_mechanism</text:p>
        </text:list-item>
        <text:list-item>
          <text:p text:style-name="P50"><text:span text:style-name="T82">Levinger, Hazon, Azaria (2019) </text:span><text:a xlink:type="simple" xlink:href="https://arxiv.org/abs/1909.04713" text:style-name="Internet_20_link" text:visited-style-name="Visited_20_Internet_20_Link"><text:span text:style-name="T83">https://arxiv.org/abs/1909.04713</text:span></text:a><text:span text:style-name="T82"> </text:span></text:p>
        </text:list-item>
      </text:list>
      <text:p text:style-name="P40"/>
      <text:p text:style-name="P9">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1" svg:font-family="Monospace"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2"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2"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2"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16T14:36:48.083000000</dc:date>
    <meta:editing-duration>P10DT17H34M27S</meta:editing-duration>
    <meta:editing-cycles>1395</meta:editing-cycles>
    <meta:document-statistic meta:table-count="1" meta:image-count="0" meta:object-count="0" meta:page-count="5" meta:paragraph-count="99" meta:word-count="1696" meta:character-count="9080" meta:non-whitespace-character-count="7465"/>
  </office:meta>
</office:document-meta>
</file>